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127ca" officeooo:paragraph-rsid="002127ca"/>
    </style:style>
    <style:style style:name="P2" style:family="paragraph" style:parent-style-name="Text_20_body">
      <style:text-properties fo:font-size="11pt" officeooo:rsid="0020c852" officeooo:paragraph-rsid="002127ca" style:font-size-asian="9.60000038146973pt" style:font-size-complex="11pt"/>
    </style:style>
    <style:style style:name="P3" style:family="paragraph" style:parent-style-name="Heading_20_1">
      <style:text-properties officeooo:rsid="001c0300" officeooo:paragraph-rsid="001c0300"/>
    </style:style>
    <style:style style:name="P4" style:family="paragraph" style:parent-style-name="Table_20_Contents">
      <style:text-properties fo:font-size="11pt" style:font-size-asian="11pt" style:font-size-complex="11pt"/>
    </style:style>
    <style:style style:name="P5" style:family="paragraph" style:parent-style-name="Text_20_body" style:list-style-name="L1">
      <style:text-properties fo:font-size="11pt" fo:font-weight="bold" officeooo:rsid="0025a028" officeooo:paragraph-rsid="0025a028" style:font-size-asian="11pt" style:font-weight-asian="bold" style:font-size-complex="11pt" style:font-weight-complex="bold"/>
    </style:style>
    <style:style style:name="P6" style:family="paragraph" style:parent-style-name="Text_20_body" style:list-style-name="L1">
      <style:text-properties fo:font-size="11pt" fo:font-weight="bold" officeooo:rsid="0027c2ad" officeooo:paragraph-rsid="0027c2ad" style:font-size-asian="11pt" style:font-weight-asian="bold" style:font-size-complex="11pt" style:font-weight-complex="bold"/>
    </style:style>
    <style:style style:name="P7" style:family="paragraph" style:parent-style-name="Text_20_body" style:list-style-name="L1">
      <style:text-properties fo:font-size="11pt" fo:font-weight="bold" officeooo:rsid="0027c2ad" officeooo:paragraph-rsid="00298dfd" style:font-size-asian="11pt" style:font-weight-asian="bold" style:font-size-complex="11pt" style:font-weight-complex="bold"/>
    </style:style>
    <style:style style:name="P8" style:family="paragraph" style:parent-style-name="Text_20_body" style:list-style-name="L2">
      <style:text-properties fo:font-size="11pt" fo:font-weight="bold" officeooo:rsid="0027c2ad" officeooo:paragraph-rsid="0027c2ad" style:font-size-asian="11pt" style:font-weight-asian="bold" style:font-size-complex="11pt" style:font-weight-complex="bold"/>
    </style:style>
    <style:style style:name="P9" style:family="paragraph" style:parent-style-name="Text_20_body" style:list-style-name="L1">
      <style:text-properties fo:font-size="11pt" fo:font-weight="bold" officeooo:rsid="00298dfd" officeooo:paragraph-rsid="00298dfd" style:font-size-asian="11pt" style:font-weight-asian="bold" style:font-size-complex="11pt" style:font-weight-complex="bold"/>
    </style:style>
    <style:style style:name="P10" style:family="paragraph" style:parent-style-name="Text_20_body" style:list-style-name="L1">
      <style:text-properties fo:font-size="11pt" fo:font-weight="bold" officeooo:rsid="002ac3d3" officeooo:paragraph-rsid="002ac3d3" style:font-size-asian="11pt" style:font-weight-asian="bold" style:font-size-complex="11pt" style:font-weight-complex="bold"/>
    </style:style>
    <style:style style:name="P11" style:family="paragraph" style:parent-style-name="Text_20_body" style:list-style-name="L1">
      <style:text-properties fo:font-size="11pt" fo:font-weight="normal" officeooo:rsid="002ca5bf" officeooo:paragraph-rsid="002ca5bf" style:font-size-asian="11pt" style:font-weight-asian="normal" style:font-size-complex="11pt" style:font-weight-complex="normal"/>
    </style:style>
    <style:style style:name="P12" style:family="paragraph" style:parent-style-name="Text_20_body" style:list-style-name="L1">
      <style:text-properties fo:font-size="11pt" fo:font-weight="normal" officeooo:rsid="002d50d6" officeooo:paragraph-rsid="002d50d6" style:font-size-asian="11pt" style:font-weight-asian="normal" style:font-size-complex="11pt" style:font-weight-complex="normal"/>
    </style:style>
    <style:style style:name="P13" style:family="paragraph" style:parent-style-name="Text_20_body" style:list-style-name="L1">
      <style:text-properties fo:font-size="11pt" fo:font-weight="normal" officeooo:rsid="002e9111" officeooo:paragraph-rsid="002e9111" style:font-size-asian="11pt" style:font-weight-asian="normal" style:font-size-complex="11pt" style:font-weight-complex="normal"/>
    </style:style>
    <style:style style:name="P14" style:family="paragraph" style:parent-style-name="Text_20_body">
      <style:text-properties fo:font-size="11pt" fo:font-weight="normal" officeooo:rsid="002e9111" officeooo:paragraph-rsid="002e9111" style:font-size-asian="11pt" style:font-weight-asian="normal" style:font-size-complex="11pt" style:font-weight-complex="normal"/>
    </style:style>
    <style:style style:name="P15" style:family="paragraph" style:parent-style-name="Text_20_body" style:list-style-name="L1">
      <style:text-properties fo:font-size="11pt" fo:font-weight="normal" officeooo:rsid="002ff2b0" officeooo:paragraph-rsid="002ff2b0" style:font-size-asian="11pt" style:font-weight-asian="normal" style:font-size-complex="11pt" style:font-weight-complex="normal"/>
    </style:style>
    <style:style style:name="P16" style:family="paragraph" style:parent-style-name="Text_20_body" style:list-style-name="L1">
      <style:text-properties fo:font-size="11pt" officeooo:rsid="0025a028" officeooo:paragraph-rsid="0025a028" style:font-size-asian="11pt" style:font-size-complex="11pt"/>
    </style:style>
    <style:style style:name="P17" style:family="paragraph" style:parent-style-name="Text_20_body" style:list-style-name="L1">
      <style:text-properties fo:font-size="11pt" officeooo:rsid="002ca5bf" officeooo:paragraph-rsid="002ca5bf" style:font-size-asian="11pt" style:font-size-complex="11pt"/>
    </style:style>
    <style:style style:name="P18" style:family="paragraph" style:parent-style-name="Text_20_body" style:list-style-name="L2">
      <style:text-properties fo:font-size="11pt" officeooo:rsid="0027c2ad" officeooo:paragraph-rsid="0027c2ad" style:font-size-asian="11pt" style:font-size-complex="11pt"/>
    </style:style>
    <style:style style:name="P19" style:family="paragraph" style:parent-style-name="Text_20_body" style:list-style-name="L1">
      <style:text-properties fo:font-size="11pt" officeooo:rsid="002d50d6" officeooo:paragraph-rsid="002d50d6" style:font-size-asian="11pt" style:font-size-complex="11pt"/>
    </style:style>
    <style:style style:name="P20" style:family="paragraph" style:parent-style-name="Text_20_body" style:list-style-name="L1">
      <style:text-properties fo:font-size="12pt" fo:font-weight="bold" officeooo:rsid="0025a028" officeooo:paragraph-rsid="0025a028" style:font-size-asian="12pt" style:font-weight-asian="bold" style:font-size-complex="12pt" style:font-weight-complex="bold"/>
    </style:style>
    <style:style style:name="P21" style:family="paragraph" style:parent-style-name="Text_20_body" style:list-style-name="L1">
      <style:text-properties fo:font-size="12pt" fo:font-weight="bold" officeooo:rsid="00279c02" officeooo:paragraph-rsid="00279c02" style:font-size-asian="12pt" style:font-weight-asian="bold" style:font-size-complex="12pt" style:font-weight-complex="bold"/>
    </style:style>
    <style:style style:name="P22" style:family="paragraph" style:parent-style-name="Text_20_body" style:list-style-name="L1">
      <style:text-properties fo:font-size="12pt" fo:font-weight="bold" officeooo:rsid="0027a8b3" officeooo:paragraph-rsid="0027a8b3" style:font-size-asian="12pt" style:font-weight-asian="bold" style:font-size-complex="12pt" style:font-weight-complex="bold"/>
    </style:style>
    <style:style style:name="T1" style:family="text">
      <style:text-properties officeooo:rsid="002119ec"/>
    </style:style>
    <style:style style:name="T2" style:family="text">
      <style:text-properties officeooo:rsid="0024af61"/>
    </style:style>
    <style:style style:name="T3" style:family="text">
      <style:text-properties officeooo:rsid="0027c2ad"/>
    </style:style>
    <style:style style:name="T4" style:family="text">
      <style:text-properties officeooo:rsid="00298dfd"/>
    </style:style>
    <style:style style:name="T5" style:family="text">
      <style:text-properties officeooo:rsid="002ca5bf"/>
    </style:style>
    <style:style style:name="T6" style:family="text">
      <style:text-properties fo:font-weight="bold" style:font-weight-asian="bold" style:font-weight-complex="bold"/>
    </style:style>
    <style:style style:name="T7" style:family="text">
      <style:text-properties fo:font-weight="normal" officeooo:rsid="002ca5bf" style:font-weight-asian="normal" style:font-weight-complex="normal"/>
    </style:style>
    <style:style style:name="T8" style:family="text">
      <style:text-properties style:text-underline-style="none"/>
    </style:style>
    <style:style style:name="T9" style:family="text">
      <style:text-properties officeooo:rsid="002d50d6"/>
    </style:style>
    <style:style style:name="T10" style:family="text">
      <style:text-properties officeooo:rsid="002e05fd"/>
    </style:style>
    <style:style style:name="T11" style:family="text">
      <style:text-properties officeooo:rsid="002e911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UNIT 1: Choice of architectures and programming tools.</text:h>
      <text:p text:style-name="P1"/>
      <text:list xml:id="list2917442046" text:style-name="L1">
        <text:list-item>
          <text:p text:style-name="P5">Meaning of full-stack development.</text:p>
          <text:p text:style-name="P11">El desarrollo de una página o aplicación web uniendo back-end y front-end.</text:p>
        </text:list-item>
        <text:list-item>
          <text:p text:style-name="P5">Difference between back-end and front-end developer.</text:p>
          <text:p text:style-name="P11">El front-end trata la disposición de los elementos en la pantalla de cara a la experiencia del usuario, por otro lado, el back-end, maneja el trato de los datos de la página/aplicación tanto servidor como base de datos.</text:p>
        </text:list-item>
        <text:list-item>
          <text:p text:style-name="P16"><text:span text:style-name="T6">Look for the most used programming languages in web.</text:span> </text:p>
          <text:p text:style-name="P17">Javascript, python, java...</text:p>
        </text:list-item>
        <text:list-item>
          <text:p text:style-name="P5">Look for the most used databases.</text:p>
          <text:p text:style-name="P11">Oracle, MySQL, Microsoft SQL Server...<text:span text:style-name="T8"/></text:p>
        </text:list-item>
        <text:list-item>
          <text:p text:style-name="P6">Frameworks for web development that use the following languages:</text:p>
        </text:list-item>
      </text:list>
      <text:list text:style-name="L2">
        <text:list-item>
          <text:list>
            <text:list-item>
              <text:p text:style-name="P18"><text:span text:style-name="T6">php: </text:span><text:span text:style-name="T5">Laravel, Symfony, Codelgniter...</text:span></text:p>
            </text:list-item>
            <text:list-item>
              <text:p text:style-name="P8">Python: <text:span text:style-name="T7">Flask, Django...</text:span></text:p>
            </text:list-item>
            <text:list-item>
              <text:p text:style-name="P8">Javascript: <text:span text:style-name="T7">Angular, Vue...</text:span></text:p>
            </text:list-item>
            <text:list-item>
              <text:p text:style-name="P8">Java: <text:span text:style-name="T7">Spring...</text:span></text:p>
            </text:list-item>
          </text:list>
        </text:list-item>
      </text:list>
      <text:list xml:id="list110517946066063" text:continue-list="list2917442046" text:style-name="L1">
        <text:list-item>
          <text:p text:style-name="P5">What is a web server? Indicate some web servers <text:span text:style-name="T3">and some web clients.</text:span></text:p>
          <text:p text:style-name="P11">Es un <text:span text:style-name="T9">software</text:span> que <text:span text:style-name="T9">comunica</text:span> las peticiones de<text:span text:style-name="T9">l cliente</text:span> con la base de datos <text:span text:style-name="T9">y viceversa</text:span></text:p>
          <text:p text:style-name="P11">Web Servers: Apache, <text:span text:style-name="T9">Nginx...</text:span></text:p>
          <text:p text:style-name="P11">Web <text:span text:style-name="T9">Clients</text:span>: Chrome, Firefox...</text:p>
        </text:list-item>
        <text:list-item>
          <text:p text:style-name="P6">Indicate some other servers.</text:p>
          <text:p text:style-name="P11">DHCP server, <text:span text:style-name="T9">M</text:span>ail server, Application server...</text:p>
        </text:list-item>
        <text:list-item>
          <text:p text:style-name="P6">Explain with your own words the meaning of “Full Stack”.</text:p>
          <text:p text:style-name="P11"><text:span text:style-name="T9">La unión </text:span>de las distintas partes <text:span text:style-name="T9">del</text:span> desarrollo web, tanto front-end como back-end.</text:p>
        </text:list-item>
        <text:list-item>
          <text:p text:style-name="P6">What <text:span text:style-name="T4">are</text:span> CRUD <text:span text:style-name="T4">operations</text:span>?</text:p>
          <text:p text:style-name="P12">Las operaciones básicas de las bases de datos; create (crear), read (consultas), update (actualizar), delete (borrar).</text:p>
        </text:list-item>
        <text:list-item>
          <text:p text:style-name="P9">What is the purpose or the HTTP protocol?</text:p>
          <text:p text:style-name="P19">Permitir la transferencia de información <text:span text:style-name="T11">entre cliente y servidor</text:span>.</text:p>
        </text:list-item>
        <text:list-item>
          <text:p text:style-name="P9">Indicate the correspondence between the HTTP methods: POST, GET, PUT and DELETE <text:span text:style-name="T11">and the CRUD operations</text:span></text:p>
          <text:p text:style-name="P12">El método GET/<text:span text:style-name="T11">READ</text:span> es usado para recoger los datos, el método POST/<text:span text:style-name="T11">CREATE</text:span> para crear nuevos datos, PUT/<text:span text:style-name="T11">UPDATE</text:span> para actualizar los datos y DELETE para eliminar</text:p>
          <text:p text:style-name="P12"/>
        </text:list-item>
        <text:list-item>
          <text:p text:style-name="P9"><text:soft-page-break/>What is an API? </text:p>
          <text:p text:style-name="P12">Es una interfaz de programación de aplicaciones que permite la comunicación con otras aplicaciones, librerías o frameworks. <text:span text:style-name="T11">Lista de acciones con las que podemos hacer en una interacción.</text:span></text:p>
        </text:list-item>
        <text:list-item>
          <text:p text:style-name="P9">How must be an API to be called a WEB API?</text:p>
          <text:p text:style-name="P12">Para poder ser llamada Web API tiene que tener una colección de métodos HTTP para que el cliente se pueda comunicar con el servidor.</text:p>
        </text:list-item>
        <text:list-item>
          <text:p text:style-name="P9">In which applications can we use a REST API?</text:p>
          <text:p text:style-name="P12">Aplicaciones simples que requieran de operaciones de tratamiento de bases de datos como las CRUD.</text:p>
        </text:list-item>
        <text:list-item>
          <text:p text:style-name="P9">What is the format of the <text:span text:style-name="T11">response</text:span> in a REST API?</text:p>
          <text:p text:style-name="P13">JSON, XML.</text:p>
        </text:list-item>
        <text:list-item>
          <text:p text:style-name="P7">Explain with your own words the difference between a library and a framework.</text:p>
          <text:p text:style-name="P12">Una librería es un conjunto de código <text:span text:style-name="T11">y funciones </text:span>que podemos <text:span text:style-name="T11">implementar</text:span> en nuestro programa; en cambio, un framework es un conjunto de código <text:span text:style-name="T11">y funciones</text:span> al cuál tenemos que adaptar nuestro <text:span text:style-name="T11">código</text:span> para usarlo.</text:p>
        </text:list-item>
        <text:list-item>
          <text:p text:style-name="P9">What is the lifecycle of a <text:span text:style-name="T10">software development</text:span>?</text:p>
          <text:p text:style-name="P13"><text:span text:style-name="T10">Requisitos</text:span> – <text:span text:style-name="T10">Diseñ</text:span>o – Test – Desplegar – Mantener</text:p>
        </text:list-item>
      </text:list>
      <text:p text:style-name="P14"><text:s text:c="13"/>Proceso del desarrollo de una aplicación hasta el despliegue de la misma. </text:p>
      <text:list xml:id="list110518499121498" text:continue-numbering="true" text:style-name="L1">
        <text:list-item>
          <text:p text:style-name="P5">In a web application explain how a client server communication works.</text:p>
          <text:p text:style-name="P12">El cliente <text:span text:style-name="T11">inicia la comunicación con una petición al servidor (tanto peticiones CRUD o tareas específicas)</text:span>, este le responde tras haberse comunicado con la base de datos con el resultado pedido.</text:p>
        </text:list-item>
        <text:list-item>
          <text:p text:style-name="P5">What is Postman?</text:p>
          <text:p text:style-name="P15">Es una aplicación para crear y probar APIs, a través de peticiones HTTP con interfaz gráfica.</text:p>
        </text:list-item>
        <text:list-item>
          <text:p text:style-name="P5">Indicate some relational databases.</text:p>
          <text:p text:style-name="P15">Microsoft SQL server, MySQL, Oracle...</text:p>
        </text:list-item>
        <text:list-item>
          <text:p text:style-name="P5">Indicate some non relational databases.</text:p>
          <text:p text:style-name="P15">MongoDB, Firebase, Redis...</text:p>
        </text:list-item>
        <text:list-item>
          <text:p text:style-name="P9">Explain with your own words what is a ORM.</text:p>
          <text:p text:style-name="P15">Forma de programar para poder tratar los datos de una base de datos relacional para transformándolos en objetos usando un lenguaje de programación orientado a objetos.</text:p>
          <text:p text:style-name="P15">(Crear clases que representan las tablas de la base de datos relacional. Las propiedades de las clases serían los campos de las tablas. Al crear nuevos objetos de las clases se hacen persistentes como nuevos registros en las tablas.)</text:p>
          <text:p text:style-name="P15">Tabla → Clase</text:p>
          <text:p text:style-name="P15">Campo → Propiedades</text:p>
          <text:p text:style-name="P15">Fila → Objeto</text:p>
        </text:list-item>
        <text:list-item>
          <text:p text:style-name="P5"><text:soft-page-break/>What is the purpose of a Cloud Platform?</text:p>
        </text:list-item>
        <text:list-item>
          <text:p text:style-name="P5">Indicate some cloud platforms.</text:p>
        </text:list-item>
        <text:list-item>
          <text:p text:style-name="P10">What is a PaaS?</text:p>
        </text:list-item>
        <text:list-item>
          <text:p text:style-name="P5">Meaning of CI/CD.</text:p>
        </text:list-item>
        <text:list-item>
          <text:p text:style-name="P5"><text:span text:style-name="T2">W</text:span><text:span text:style-name="T1">hat’s the difference between a Web Developer and a Web Designer?</text:span></text:p>
        </text:list-item>
        <text:list-item>
          <text:p text:style-name="P5">What is XAMPP?</text:p>
        </text:list-item>
        <text:list-item>
          <text:p text:style-name="P20">What is LAMP?</text:p>
        </text:list-item>
        <text:list-item>
          <text:p text:style-name="P21">Explain with your own words the steps that the software goes through using CI.</text:p>
        </text:list-item>
        <text:list-item>
          <text:p text:style-name="P21">What is the main purpose of CI/CD?</text:p>
        </text:list-item>
        <text:list-item>
          <text:p text:style-name="P21">Explain the main difference between Heroku and AWS.</text:p>
        </text:list-item>
        <text:list-item>
          <text:p text:style-name="P21">Explain with your own words the main difference between using Heroku and AWS to host your web App.</text:p>
        </text:list-item>
        <text:list-item>
          <text:p text:style-name="P21">What is ORM?</text:p>
        </text:list-item>
        <text:list-item>
          <text:p text:style-name="P21">What are the HTTP methods?</text:p>
        </text:list-item>
        <text:list-item>
          <text:p text:style-name="P21">What is the meaning of CRUD?</text:p>
        </text:list-item>
        <text:list-item>
          <text:p text:style-name="P21">Explain the difference between a Library and a Framework.</text:p>
        </text:list-item>
        <text:list-item>
          <text:p text:style-name="P21">Explain the difference between a programming language and a runtime environment.</text:p>
        </text:list-item>
        <text:list-item>
          <text:p text:style-name="P22">Explain the difference between a client and a server.</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16T11:05:16.919602873</dc:date>
    <meta:editing-duration>PT5H32M5S</meta:editing-duration>
    <meta:editing-cycles>15</meta:editing-cycles>
    <meta:generator>LibreOffice/7.4.7.2$Linux_X86_64 LibreOffice_project/40$Build-2</meta:generator>
    <meta:document-statistic meta:table-count="0" meta:image-count="0" meta:object-count="0" meta:page-count="3" meta:paragraph-count="72" meta:word-count="767" meta:character-count="4563" meta:non-whitespace-character-count="3891"/>
  </office:meta>
</office:document-meta>
</file>